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pageheading"/>Creación y exportación de clave GPG</text:h>
      <text:list xml:id="list1230914829" text:style-name="L1">
        <text:list-item>
          <text:p text:style-name="P4">Utilizando la aplicación gpg, crea un par de claves pública/privada PGP asociadas a tu dirección de correo habitual </text:p>
        </text:list-item>
        <text:list-item>
          <text:p text:style-name="P4">Comparte la clave pública con los demás compañeros de la clase publicándola en este hilo del foro: http://informatica.gonzalonazareno.org/plataforma/mod/forum/discuss.php?d=1803 </text:p>
        </text:list-item>
        <text:list-item>
          <text:p text:style-name="P1">Importa las claves públicas de todos los compañeros de la clase a tu anillo de claves públicas </text:p>
        </text:list-item>
      </text:list>
      <text:h text:style-name="Heading_20_2" text:outline-level="2"><text:bookmark text:name="pageheading1"/>Correo seguro con evolution</text:h>
      <text:list xml:id="list1564061511" text:style-name="L2">
        <text:list-item>
          <text:p text:style-name="P5">Configura el cliente de correo evolution con tu cuenta de correo habitual </text:p>
        </text:list-item>
        <text:list-item>
          <text:p text:style-name="P5">Añade a la cuenta las opciones de seguridad para poder enviar correos firmados con tu clave privada o cifrar los mensajes para otros destinatarios </text:p>
        </text:list-item>
        <text:list-item>
          <text:p text:style-name="P5">Envía y recibe varios mensajes con tus compañeros y comprueba el funcionamiento adecuado de GPG </text:p>
        </text:list-item>
        <text:list-item>
          <text:p text:style-name="P2">Firma las claves públicas de tus compañeros para añadirlas a tu anillo de confianza y comprueba el cambio que esto supone en los mensajes firmados por ellos. </text:p>
        </text:list-item>
      </text:list>
      <text:h text:style-name="Heading_20_2" text:outline-level="2"><text:bookmark text:name="pageheading2"/>Correo seguro en Windows</text:h>
      <text:list xml:id="list1896149155" text:style-name="L3">
        <text:list-item>
          <text:p text:style-name="P6">Exporta tus claves pública y privada GPG a un lápiz USB </text:p>
        </text:list-item>
        <text:list-item>
          <text:p text:style-name="P6">Instala en WIndows el software gpg4win e importa tus claves GPG privada y pública </text:p>
        </text:list-item>
        <text:list-item>
          <text:p text:style-name="P6">Configura el cliente de correo de tu sistema windows (variará dependiendo de la versión de Windows que tengas (Outlook Express, Windows Mail o Windows Live Mail)) o si prefieres otro cliente de correo como Mozilla Thunderbird, Claws (incluido en gpg4win) o sylpheed. </text:p>
        </text:list-item>
        <text:list-item>
          <text:p text:style-name="P3">Configura tu cuenta de correo habitual para enviar y recibir correo electrónico de forma segura al igual que se ha hecho en clase con evolutio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20T19:54:43</meta:creation-date>
    <dc:date>2012-11-20T19:55:46</dc:date>
    <dc:creator>ivan </dc:creator>
    <meta:editing-duration>P0D</meta:editing-duration>
    <meta:editing-cycles>1</meta:editing-cycles>
    <meta:document-statistic meta:table-count="0" meta:image-count="0" meta:object-count="0" meta:page-count="1" meta:paragraph-count="14" meta:word-count="248" meta:character-count="1521" meta:non-whitespace-character-count="1287"/>
    <meta:generator>LibreOffice/3.6$Linux_x86 LibreOffice_project/360m1$Build-2</meta:generator>
  </office:meta>
</office:document-meta>
</file>